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2.528cm" fo:min-width="5.356cm" fo:wrap-option="wrap"/>
    </style:style>
    <style:style style:name="gr2" style:family="graphic" style:parent-style-name="standard">
      <style:graphic-properties draw:auto-grow-height="false" fo:min-height="1.705cm" fo:min-width="4.869cm" fo:wrap-option="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995cm" fo:min-width="5.339cm"/>
    </style:style>
    <style:style style:name="P1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layer="layout" svg:width="7.62cm" svg:height="8.572cm" svg:x="4.175cm" svg:y="4.8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" draw:layer="layout" svg:width="6.985cm" svg:height="6.032cm" svg:x="10.842cm" svg:y="13.06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" draw:text-style-name="P1" draw:layer="layout" svg:width="8.255cm" svg:height="3.175cm" svg:x="2.27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1T16:13:09.075000000</dc:date>
    <meta:editing-duration>PT1M17S</meta:editing-duration>
    <meta:editing-cycles>2</meta:editing-cycles>
    <meta:generator>LibreOffice/7.2.1.2$Windows_X86_64 LibreOffice_project/87b77fad49947c1441b67c559c339af8f3517e22</meta:generator>
    <meta:document-statistic meta:object-count="3"/>
  </office:meta>
</office:document-meta>
</file>